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000000020099AC0C758CE0B299.png" manifest:media-type="image/png"/>
  <manifest:file-entry manifest:full-path="Pictures/1000020100000200000002002833A7BEC5BDB892.png" manifest:media-type="image/png"/>
  <manifest:file-entry manifest:full-path="Pictures/10000201000002000000020033C429EF51E885B4.png" manifest:media-type="image/png"/>
  <manifest:file-entry manifest:full-path="Pictures/100002010000020000000200B11D141864B3462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ontserrat Thin" svg:font-family="'Montserrat Thin'" style:font-family-generic="roman" style:font-pitch="variable"/>
    <style:font-face style:name="Nunito" svg:font-family="Nunito" style:font-family-generic="roman" style:font-pitch="variable"/>
    <style:font-face style:name="Spectral" svg:font-family="Spectral" style:font-family-generic="roman" style:font-pitch="variable"/>
    <style:font-face style:name="Spectral Medium" svg:font-family="'Spectral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 Thin1" svg:font-family="'Montserrat Thin'" style:font-family-generic="system" style:font-pitch="variable"/>
    <style:font-face style:name="Nunito1" svg:font-family="Nunito" style:font-family-generic="system" style:font-pitch="variable"/>
    <style:font-face style:name="Spectral1" svg:font-family="Spectral" style:font-family-generic="system" style:font-pitch="variable"/>
    <style:font-face style:name="Spectral Medium1" svg:font-family="'Spectral Medium'" style:font-family-generic="system" style:font-pitch="variable"/>
  </office:font-face-decls>
  <office:automatic-styles>
    <style:style style:name="Table1" style:family="table">
      <style:table-properties style:width="7.8542in" fo:margin-left="-0.2in" fo:margin-top="0in" fo:margin-bottom="0in" table:align="left"/>
    </style:style>
    <style:style style:name="Table1.A" style:family="table-column">
      <style:table-column-properties style:column-width="2.7708in"/>
    </style:style>
    <style:style style:name="Table1.B" style:family="table-column">
      <style:table-column-properties style:column-width="0.5306in"/>
    </style:style>
    <style:style style:name="Table1.C" style:family="table-column">
      <style:table-column-properties style:column-width="1.5521in"/>
    </style:style>
    <style:style style:name="Table1.D" style:family="table-column">
      <style:table-column-properties style:column-width="1.6667in"/>
    </style:style>
    <style:style style:name="Table1.E" style:family="table-column">
      <style:table-column-properties style:column-width="1.334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7.8438in" fo:margin-left="-0.1917in" fo:margin-top="0in" fo:margin-bottom="0in" table:align="left"/>
    </style:style>
    <style:style style:name="Table2.A" style:family="table-column">
      <style:table-column-properties style:column-width="1.7396in"/>
    </style:style>
    <style:style style:name="Table2.B" style:family="table-column">
      <style:table-column-properties style:column-width="1.5521in"/>
    </style:style>
    <style:style style:name="Table2.C" style:family="table-column">
      <style:table-column-properties style:column-width="1.4854in"/>
    </style:style>
    <style:style style:name="Table2.D" style:family="table-column">
      <style:table-column-properties style:column-width="1.6597in"/>
    </style:style>
    <style:style style:name="Table2.E" style:family="table-column">
      <style:table-column-properties style:column-width="1.4069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7.8438in" fo:margin-left="-0.1917in" fo:margin-top="0in" fo:margin-bottom="0in" table:align="left"/>
    </style:style>
    <style:style style:name="Table3.A" style:family="table-column">
      <style:table-column-properties style:column-width="2.3639in"/>
    </style:style>
    <style:style style:name="Table3.B" style:family="table-column">
      <style:table-column-properties style:column-width="0.9271in"/>
    </style:style>
    <style:style style:name="Table3.C" style:family="table-column">
      <style:table-column-properties style:column-width="1.4896in"/>
    </style:style>
    <style:style style:name="Table3.D" style:family="table-column">
      <style:table-column-properties style:column-width="1.6563in"/>
    </style:style>
    <style:style style:name="Table3.E" style:family="table-column">
      <style:table-column-properties style:column-width="1.4069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7.8438in" fo:margin-left="-0.1917in" fo:margin-top="0in" fo:margin-bottom="0in" fo:break-before="auto" fo:break-after="auto" table:align="left"/>
    </style:style>
    <style:style style:name="Table4.A" style:family="table-column">
      <style:table-column-properties style:column-width="2.3639in"/>
    </style:style>
    <style:style style:name="Table4.B" style:family="table-column">
      <style:table-column-properties style:column-width="0.9271in"/>
    </style:style>
    <style:style style:name="Table4.C" style:family="table-column">
      <style:table-column-properties style:column-width="1.4896in"/>
    </style:style>
    <style:style style:name="Table4.D" style:family="table-column">
      <style:table-column-properties style:column-width="1.6563in"/>
    </style:style>
    <style:style style:name="Table4.E" style:family="table-column">
      <style:table-column-properties style:column-width="1.4069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7.8229in" fo:margin-left="-0.1833in" fo:margin-top="0in" fo:margin-bottom="0in" table:align="left"/>
    </style:style>
    <style:style style:name="Table5.A" style:family="table-column">
      <style:table-column-properties style:column-width="3.1139in"/>
    </style:style>
    <style:style style:name="Table5.B" style:family="table-column">
      <style:table-column-properties style:column-width="0.1667in"/>
    </style:style>
    <style:style style:name="Table5.C" style:family="table-column">
      <style:table-column-properties style:column-width="1.8542in"/>
    </style:style>
    <style:style style:name="Table5.D" style:family="table-column">
      <style:table-column-properties style:column-width="1.3014in"/>
    </style:style>
    <style:style style:name="Table5.E" style:family="table-column">
      <style:table-column-properties style:column-width="1.3868in"/>
    </style:style>
    <style:style style:name="Table5.1" style:family="table-row">
      <style:table-row-properties fo:keep-together="auto"/>
    </style:style>
    <style:style style:name="Table5.A1" style:family="table-cell">
      <style:table-cell-properties style:vertical-align="" fo:padding="0.0694in" fo:border="none"/>
    </style:style>
    <style:style style:name="Table6" style:family="table">
      <style:table-properties style:width="7.8229in" fo:margin-left="-0.1667in" fo:margin-top="0in" fo:margin-bottom="0in" table:align="left"/>
    </style:style>
    <style:style style:name="Table6.A" style:family="table-column">
      <style:table-column-properties style:column-width="2.8778in"/>
    </style:style>
    <style:style style:name="Table6.B" style:family="table-column">
      <style:table-column-properties style:column-width="0.2049in"/>
    </style:style>
    <style:style style:name="Table6.C" style:family="table-column">
      <style:table-column-properties style:column-width="1.9479in"/>
    </style:style>
    <style:style style:name="Table6.D" style:family="table-column">
      <style:table-column-properties style:column-width="1.9375in"/>
    </style:style>
    <style:style style:name="Table6.E" style:family="table-column">
      <style:table-column-properties style:column-width="0.8549in"/>
    </style:style>
    <style:style style:name="Table6.1" style:family="table-row">
      <style:table-row-properties fo:keep-together="auto"/>
    </style:style>
    <style:style style:name="Table6.A1" style:family="table-cell">
      <style:table-cell-properties style:vertical-align="" fo:padding="0.0694in" fo:border="none"/>
    </style:style>
    <style:style style:name="Table7" style:family="table">
      <style:table-properties style:width="7.8229in" fo:margin-left="-0.1667in" fo:margin-top="0in" fo:margin-bottom="0in" table:align="left"/>
    </style:style>
    <style:style style:name="Table7.A" style:family="table-column">
      <style:table-column-properties style:column-width="2.916in"/>
    </style:style>
    <style:style style:name="Table7.B" style:family="table-column">
      <style:table-column-properties style:column-width="0.1667in"/>
    </style:style>
    <style:style style:name="Table7.C" style:family="table-column">
      <style:table-column-properties style:column-width="1.9479in"/>
    </style:style>
    <style:style style:name="Table7.D" style:family="table-column">
      <style:table-column-properties style:column-width="1.9375in"/>
    </style:style>
    <style:style style:name="Table7.E" style:family="table-column">
      <style:table-column-properties style:column-width="0.8549in"/>
    </style:style>
    <style:style style:name="Table7.1" style:family="table-row">
      <style:table-row-properties fo:keep-together="auto"/>
    </style:style>
    <style:style style:name="Table7.A1" style:family="table-cell">
      <style:table-cell-properties style:vertical-align="" fo:padding="0.0694in" fo:border="none"/>
    </style:style>
    <style:style style:name="P1" style:family="paragraph" style:parent-style-name="Standard">
      <style:paragraph-properties fo:line-height="75%" fo:orphans="0" fo:widows="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margin-left="-0.1874in" fo:margin-right="0in" fo:line-height="75%" fo:orphans="0" fo:widows="0" fo:text-indent="0in" style:auto-text-indent="false"/>
      <style:text-properties style:font-name="Nunito" fo:font-size="10pt" style:font-name-asian="Nunito1" style:font-size-asian="10pt" style:font-name-complex="Nunito1" style:font-size-complex="10pt"/>
    </style:style>
    <style:style style:name="P4" style:family="paragraph" style:parent-style-name="Standard">
      <style:paragraph-properties fo:margin-left="-0.1874in" fo:margin-right="0in" fo:line-height="75%" fo:text-align="center" style:justify-single-word="false" fo:orphans="0" fo:widows="0" fo:text-indent="0in" style:auto-text-indent="false"/>
    </style:style>
    <style:style style:name="P5" style:family="paragraph" style:parent-style-name="Standard">
      <style:paragraph-properties fo:margin-left="-0.1874in" fo:margin-right="0in" fo:line-height="75%" fo:text-align="end" style:justify-single-word="false" fo:orphans="0" fo:widows="0" fo:text-indent="0in" style:auto-text-indent="false"/>
    </style:style>
    <style:style style:name="P6" style:family="paragraph" style:parent-style-name="Standard">
      <style:paragraph-properties fo:margin-left="-0.1874in" fo:margin-right="0in" fo:line-height="100%" fo:text-indent="0in" style:auto-text-indent="false"/>
    </style:style>
    <style:style style:name="P7" style:family="paragraph" style:parent-style-name="Standard" style:master-page-name="Standard">
      <style:paragraph-properties fo:margin-left="-0.1874in" fo:margin-right="0in" fo:line-height="100%" fo:text-indent="0in" style:auto-text-indent="false" style:page-number="1"/>
      <style:text-properties style:font-name="Nunito" fo:font-size="4pt" style:font-name-asian="Nunito1" style:font-size-asian="4pt" style:font-name-complex="Nunito1" style:font-size-complex="4pt"/>
    </style:style>
    <style:style style:name="P8" style:family="paragraph" style:parent-style-name="Standard">
      <style:paragraph-properties fo:margin-left="-0.1874in" fo:margin-right="0in" fo:line-height="100%" fo:text-indent="0in" style:auto-text-indent="false"/>
    </style:style>
    <style:style style:name="P9" style:family="paragraph" style:parent-style-name="Standard">
      <style:paragraph-properties fo:margin-left="-0.1874in" fo:margin-right="0in" fo:line-height="100%" fo:text-align="justify" style:justify-single-word="false" fo:text-indent="0in" style:auto-text-indent="false"/>
    </style:style>
    <style:style style:name="P10" style:family="paragraph" style:parent-style-name="Standard">
      <style:paragraph-properties fo:margin-left="-0.1874in" fo:margin-right="0in" fo:line-height="75%" fo:text-align="end" style:justify-single-word="false" fo:orphans="0" fo:widows="0" fo:text-indent="0in" style:auto-text-indent="false"/>
    </style:style>
    <style:style style:name="P11" style:family="paragraph" style:parent-style-name="Standard">
      <style:paragraph-properties fo:margin-left="-0.1874in" fo:margin-right="0in" fo:margin-top="0in" fo:margin-bottom="0in" loext:contextual-spacing="false" fo:line-height="100%" fo:text-indent="0in" style:auto-text-indent="false"/>
    </style:style>
    <style:style style:name="P12" style:family="paragraph" style:parent-style-name="Standard">
      <style:paragraph-properties fo:margin-left="-0.1874in" fo:margin-right="0in" fo:margin-top="0in" fo:margin-bottom="0in" loext:contextual-spacing="false" fo:line-height="75%" fo:text-align="start" style:justify-single-word="false" fo:keep-together="auto" fo:orphans="0" fo:widows="0" fo:text-indent="0in" style:auto-text-indent="false" fo:padding="0in" fo:border="none" fo:keep-with-next="auto"/>
      <style:text-properties style:font-name="Nunito" fo:font-size="10pt" style:font-name-asian="Nunito1" style:font-size-asian="10pt" style:font-name-complex="Nunito1" style:font-size-complex="10pt"/>
    </style:style>
    <style:style style:name="P13" style:family="paragraph" style:parent-style-name="Standard">
      <style:paragraph-properties fo:margin-left="-0.1874in" fo:margin-right="0in" fo:margin-top="0in" fo:margin-bottom="0in" loext:contextual-spacing="false" fo:line-height="75%"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1874in" fo:margin-right="0in" fo:margin-top="0in" fo:margin-bottom="0in" loext:contextual-spacing="false" fo:line-height="75%" fo:text-align="end"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line-height="75%" fo:orphans="0" fo:widows="0" fo:text-indent="0in" style:auto-text-indent="false"/>
    </style:style>
    <style:style style:name="P16" style:family="paragraph" style:parent-style-name="Standard">
      <style:paragraph-properties fo:margin-left="-0.1874in" fo:margin-right="-0.1252in" fo:line-height="100%" fo:text-indent="0in" style:auto-text-indent="false"/>
    </style:style>
    <style:style style:name="P17" style:family="paragraph" style:parent-style-name="Standard">
      <style:paragraph-properties fo:margin-left="-0.1874in" fo:margin-right="0.0043in" fo:line-height="75%" fo:text-align="end" style:justify-single-word="false" fo:orphans="0" fo:widows="0" fo:text-indent="0in" style:auto-text-indent="false"/>
    </style:style>
    <style:style style:name="P18" style:family="paragraph" style:parent-style-name="Standard">
      <style:paragraph-properties fo:margin-left="-0.1874in" fo:margin-right="0.0043in" fo:margin-top="0in" fo:margin-bottom="0in" loext:contextual-spacing="false" fo:line-height="75%" fo:text-align="end" style:justify-single-word="false" fo:keep-together="auto" fo:orphans="0" fo:widows="0" fo:text-indent="0in" style:auto-text-indent="false" fo:padding="0in" fo:border="none" fo:keep-with-next="auto"/>
    </style:style>
    <style:style style:name="P19" style:family="paragraph" style:parent-style-name="Standard">
      <style:paragraph-properties fo:margin-left="-0.1874in" fo:margin-right="-0.0626in" fo:line-height="100%" fo:text-indent="0in" style:auto-text-indent="false"/>
    </style:style>
    <style:style style:name="P20" style:family="paragraph" style:parent-style-name="Standard">
      <style:paragraph-properties fo:margin-left="0in" fo:margin-right="0in" fo:margin-top="0in" fo:margin-bottom="0in" loext:contextual-spacing="false" fo:line-height="75%" fo:text-align="start" style:justify-single-word="false" fo:keep-together="auto" fo:orphans="0" fo:widows="0" fo:text-indent="0in" style:auto-text-indent="false" fo:padding="0in" fo:border="none" fo:keep-with-next="auto"/>
    </style:style>
    <style:style style:name="T1" style:family="text">
      <style:text-properties fo:color="#1155cc" style:font-name="Nunito" fo:font-weight="bold" style:font-name-asian="Nunito1" style:font-weight-asian="bold" style:font-name-complex="Nunito1"/>
    </style:style>
    <style:style style:name="T2" style:family="text">
      <style:text-properties fo:color="#1155cc" style:font-name="Nunito" fo:font-size="9pt" style:font-name-asian="Nunito1" style:font-size-asian="9pt" style:font-name-complex="Nunito1" style:font-size-complex="9pt"/>
    </style:style>
    <style:style style:name="T3" style:family="text">
      <style:text-properties fo:color="#1155cc" style:font-name="Nunito" fo:font-size="9pt" style:text-underline-style="solid" style:text-underline-width="auto" style:text-underline-color="font-color" style:font-name-asian="Nunito1" style:font-size-asian="9pt" style:font-name-complex="Nunito1" style:font-size-complex="9pt"/>
    </style:style>
    <style:style style:name="T4" style:family="text">
      <style:text-properties fo:color="#1155cc" style:font-name="Nunito" fo:font-size="10pt" style:text-underline-style="solid" style:text-underline-width="auto" style:text-underline-color="font-color" fo:font-weight="bold" style:font-name-asian="Nunito1" style:font-size-asian="10pt" style:font-weight-asian="bold" style:font-name-complex="Nunito1" style:font-size-complex="10pt"/>
    </style:style>
    <style:style style:name="T5" style:family="text">
      <style:text-properties fo:color="#1155cc" style:font-name="Nunito" fo:font-size="8pt" style:font-name-asian="Nunito1" style:font-size-asian="8pt" style:font-name-complex="Nunito1" style:font-size-complex="8pt"/>
    </style:style>
    <style:style style:name="T6" style:family="text">
      <style:text-properties fo:color="#1155cc" style:font-name="Spectral" fo:font-size="10pt" style:text-underline-style="solid" style:text-underline-width="auto" style:text-underline-color="font-color" style:font-name-asian="Spectral1" style:font-size-asian="10pt" style:font-name-complex="Spectral1" style:font-size-complex="10pt"/>
    </style:style>
    <style:style style:name="T7" style:family="text">
      <style:text-properties style:font-name="Nunito" style:font-name-asian="Nunito1" style:font-name-complex="Nunito1"/>
    </style:style>
    <style:style style:name="T8" style:family="text">
      <style:text-properties style:font-name="Nunito" fo:font-size="8pt" fo:font-style="italic" style:font-name-asian="Nunito1" style:font-size-asian="8pt" style:font-style-asian="italic" style:font-name-complex="Nunito1" style:font-size-complex="8pt"/>
    </style:style>
    <style:style style:name="T9" style:family="text">
      <style:text-properties style:font-name="Nunito" fo:font-size="8pt" style:font-name-asian="Nunito1" style:font-size-asian="8pt" style:font-name-complex="Nunito1" style:font-size-complex="8pt"/>
    </style:style>
    <style:style style:name="T10" style:family="text">
      <style:text-properties style:font-name="Nunito" fo:font-size="4pt" style:font-name-asian="Nunito1" style:font-size-asian="4pt" style:font-name-complex="Nunito1" style:font-size-complex="4pt"/>
    </style:style>
    <style:style style:name="T11" style:family="text">
      <style:text-properties style:font-name="Nunito" fo:font-weight="bold" style:font-name-asian="Nunito1" style:font-weight-asian="bold" style:font-name-complex="Nunito1"/>
    </style:style>
    <style:style style:name="T12" style:family="text">
      <style:text-properties style:font-name="Nunito" fo:font-size="1pt" style:font-name-asian="Nunito1" style:font-size-asian="1pt" style:font-name-complex="Nunito1" style:font-size-complex="1pt"/>
    </style:style>
    <style:style style:name="T13" style:family="text">
      <style:text-properties style:font-name="Nunito" fo:font-size="10pt" fo:font-weight="bold" style:font-name-asian="Nunito1" style:font-size-asian="10pt" style:font-weight-asian="bold" style:font-name-complex="Nunito1" style:font-size-complex="10pt"/>
    </style:style>
    <style:style style:name="T14" style:family="text">
      <style:text-properties style:font-name="Nunito" fo:font-size="10pt" fo:font-style="italic" style:font-name-asian="Nunito1" style:font-size-asian="10pt" style:font-style-asian="italic" style:font-name-complex="Nunito1" style:font-size-complex="10pt"/>
    </style:style>
    <style:style style:name="T15" style:family="text">
      <style:text-properties style:font-name="Nunito" fo:font-size="10pt" style:text-underline-style="solid" style:text-underline-width="auto" style:text-underline-color="font-color" fo:font-weight="bold" style:font-name-asian="Nunito1" style:font-size-asian="10pt" style:font-weight-asian="bold" style:font-name-complex="Nunito1" style:font-size-complex="10pt"/>
    </style:style>
    <style:style style:name="T16" style:family="text">
      <style:text-properties style:font-name="Nunito" fo:font-size="9pt" style:font-name-asian="Nunito1" style:font-size-asian="9pt" style:font-name-complex="Nunito1" style:font-size-complex="9pt"/>
    </style:style>
    <style:style style:name="T17" style:family="text">
      <style:text-properties style:font-name="Nunito" fo:font-size="9pt" fo:font-weight="bold" style:font-name-asian="Nunito1" style:font-size-asian="9pt" style:font-weight-asian="bold" style:font-name-complex="Nunito1" style:font-size-complex="9pt"/>
    </style:style>
    <style:style style:name="T18" style:family="text">
      <style:text-properties style:font-name="Montserrat Thin" style:font-name-asian="Montserrat Thin1" style:font-name-complex="Montserrat Thin1"/>
    </style:style>
    <style:style style:name="T19" style:family="text">
      <style:text-properties style:font-name="Montserrat Thin" fo:font-size="4pt" style:font-name-asian="Montserrat Thin1" style:font-size-asian="4pt" style:font-name-complex="Montserrat Thin1" style:font-size-complex="4pt"/>
    </style:style>
    <style:style style:name="T20" style:family="text">
      <style:text-properties fo:color="#3c78d8" style:font-name="Nunito" fo:font-size="9pt" style:font-name-asian="Nunito1" style:font-size-asian="9pt" style:font-name-complex="Nunito1" style:font-size-complex="9pt"/>
    </style:style>
    <style:style style:name="T21" style:family="text">
      <style:text-properties fo:color="#0f0f0f" style:font-name="Nunito" fo:font-size="9pt" style:font-name-asian="Nunito1" style:font-size-asian="9pt" style:font-name-complex="Nunito1" style:font-size-complex="9pt"/>
    </style:style>
    <style:style style:name="T22" style:family="text">
      <style:text-properties fo:color="#0f0f0f" style:font-name="Nunito" fo:font-size="9pt" fo:font-style="italic" style:font-name-asian="Nunito1" style:font-size-asian="9pt" style:font-style-asian="italic" style:font-name-complex="Nunito1" style:font-size-complex="9pt"/>
    </style:style>
    <style:style style:name="T23" style:family="text">
      <style:text-properties fo:color="#0f0f0f" style:font-name="Nunito" fo:font-size="9pt" fo:font-weight="bold" style:font-name-asian="Nunito1" style:font-size-asian="9pt" style:font-weight-asian="bold" style:font-name-complex="Nunito1" style:font-size-complex="9pt"/>
    </style:style>
    <style:style style:name="T24" style:family="text">
      <style:text-properties fo:color="#0f0f0f" style:font-name="Nunito" fo:font-size="8pt" style:font-name-asian="Nunito1" style:font-size-asian="8pt" style:font-name-complex="Nunito1" style:font-size-complex="8pt"/>
    </style:style>
    <style:style style:name="T25" style:family="text">
      <style:text-properties fo:color="#0f0f0f" style:font-name="Spectral" fo:font-size="10pt" style:font-name-asian="Spectral1" style:font-size-asian="10pt" style:font-name-complex="Spectral1" style:font-size-complex="10pt"/>
    </style:style>
    <style:style style:name="T26" style:family="text">
      <style:text-properties fo:color="#434343" style:font-name="Nunito" fo:font-size="2pt" style:font-name-asian="Nunito1" style:font-size-asian="2pt" style:font-name-complex="Nunito1" style:font-size-complex="2pt"/>
    </style:style>
    <style:style style:name="T27" style:family="text">
      <style:text-properties style:font-name="Spectral Medium" fo:font-size="16pt" style:font-name-asian="Spectral Medium1" style:font-size-asian="16pt" style:font-name-complex="Spectral Medium1" style:font-size-complex="16pt"/>
    </style:style>
    <style:style style:name="T28" style:family="text">
      <style:text-properties style:font-name="Spectral Medium" fo:font-size="14pt" style:font-name-asian="Spectral Medium1" style:font-size-asian="14pt" style:font-name-complex="Spectral Medium1" style:font-size-complex="14pt"/>
    </style:style>
    <style:style style:name="T29" style:family="text">
      <style:text-properties style:font-name="Spectral" fo:font-size="10pt" style:font-name-asian="Spectral1" style:font-size-asian="10pt" style:font-name-complex="Spectr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9"><text:span text:style-name="T1">Skills</text:span><text:span text:style-name="T7"> </text:span><text:span text:style-name="T18">____________________________________________________________________________________________</text:span><text:span text:style-name="T19"><text:line-break/><text:line-break/></text:span><text:span text:style-name="T2">•</text:span><text:span text:style-name="T20"> <text:s/></text:span><text:span text:style-name="T21">Python | Java | Scala | JavaScript | TypeScript | C# | Ruby | Docker | Docker Compose | Django | Ruby on Rails | Redis | PostgreSQL | Play Framework for Scala | Node.js with Express | Angular | .NET | REST API | Unit Testing | OOP | Git | GitLab | Bitbucket | CI/CD </text:span></text:p>
      <text:p text:style-name="P9"><text:span text:style-name="T2">•</text:span><text:span text:style-name="T20"> <text:s/></text:span><text:span text:style-name="T21">Google Cloud | AWS | Cloud Computing | Kubernetes | Spark | Airflow | Machine Learning | Artificial Intelligence | MLOps | Microservices | Distributed Systems | Backend | Software Engineering | Jira | Agile | UML | English, Italian, Romanian – </text:span><text:span text:style-name="T22">All professional proficiency or above </text:span><text:span text:style-name="T8"><text:line-break/></text:span></text:p>
      <text:p text:style-name="P6"><text:span text:style-name="T1">Experience</text:span><text:span text:style-name="T11"> </text:span><text:span text:style-name="T18">_______________________________________________________________________________________</text:span><text:span text:style-name="T19"><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text:span text:style-name="T13">Software Engineer | Project Manager</text:span></text:p>
          </table:table-cell>
          <table:table-cell table:style-name="Table1.A1" office:value-type="string">
            <text:p text:style-name="P3"/>
          </table:table-cell>
          <table:table-cell table:style-name="Table1.A1" office:value-type="string">
            <text:p text:style-name="P4"><text:a xlink:type="simple" xlink:href="https://bluetensor.ai/" text:style-name="ListLabel_20_1" text:visited-style-name="ListLabel_20_1"><text:span text:style-name="T4">Bluetensor</text:span></text:a></text:p>
          </table:table-cell>
          <table:table-cell table:style-name="Table1.A1" office:value-type="string">
            <text:p text:style-name="P5"><text:span text:style-name="T14">Trento, Italy</text:span></text:p>
          </table:table-cell>
          <table:table-cell table:style-name="Table1.A1" office:value-type="string">
            <text:p text:style-name="P5"><text:span text:style-name="T13">05/2022 – 03/2024</text:span></text:p>
          </table:table-cell>
        </table:table-row>
      </table:table>
      <text:p text:style-name="P6"><text:span text:style-name="T2">•</text:span><text:span text:style-name="T21"> <text:s text:c="2"/>Led the design, development, and deployment of multiple enterprise-level microservice </text:span><text:span text:style-name="T23">AI</text:span><text:span text:style-name="T21">-centered applications of the </text:span><text:span text:style-name="T23">NLP</text:span><text:span text:style-name="T21"> unit, driving €1 million of revenue using the latest technologies of </text:span><text:span text:style-name="T23">Python, Django, AWS, Docker, PostgreSQL and Redis.</text:span></text:p>
      <text:p text:style-name="P6"><text:span text:style-name="T2">•</text:span><text:span text:style-name="T21"> <text:s text:c="2"/>Collaborated with the Sales department to define budget bound project proposals for clients and translated project requirements from formal documents to tasks, stories, and epics using the </text:span><text:span text:style-name="T23">Jira</text:span><text:span text:style-name="T21"> ticketing system, simplifying project planning.</text:span></text:p>
      <text:p text:style-name="P6"><text:span text:style-name="T2">•</text:span><text:span text:style-name="T21"> <text:s text:c="2"/>Collaborated with clients to define requirements using Software Engineering tools such as </text:span><text:span text:style-name="T23">UML</text:span><text:span text:style-name="T21"> diagrams, enhancing the communication with the production department.</text:span></text:p>
      <text:p text:style-name="P6"><text:span text:style-name="T2">•</text:span><text:span text:style-name="T21"> <text:s text:c="2"/>Maintained relations with clients through regular alignments and interactions to Agile methodologies, enhancing project delivery speed.</text:span></text:p>
      <text:p text:style-name="P6"><text:span text:style-name="T2">•</text:span><text:span text:style-name="T21"> <text:s text:c="2"/>Led the NLP unit through regular alignments, discussions, and retrospectives, enhancing project engagement, design, and development.</text:span></text:p>
      <text:p text:style-name="P6"><text:span text:style-name="T2">•</text:span><text:span text:style-name="T21"> <text:s text:c="2"/>Implemented new features through </text:span><text:span text:style-name="T23">REST API</text:span><text:span text:style-name="T21">s using </text:span><text:span text:style-name="T23">Agile</text:span><text:span text:style-name="T21"> methodologies to enhance project delivery speed.</text:span></text:p>
      <text:p text:style-name="P16"><text:span text:style-name="T2">•</text:span><text:span text:style-name="T21"> <text:s text:c="2"/>Supported the development team by researching and prototyping new techniques and tools, resulting in improved feature implementations.</text:span></text:p>
      <text:p text:style-name="P16"><text:span text:style-name="T2">•</text:span><text:span text:style-name="T21"> <text:s text:c="2"/>Designed, developed, and maintained </text:span><text:span text:style-name="T23">AWS</text:span><text:span text:style-name="T21"> cloud components and integrated them with CI/CD Pipelines to expedite the release process.</text:span></text:p>
      <text:p text:style-name="P16"><text:span text:style-name="T2">•</text:span><text:span text:style-name="T21"> <text:s text:c="2"/></text:span><text:span text:style-name="T23">Reported directly to CTO and CEO</text:span><text:span text:style-name="T21">: wrote multiple documents from project proposals to research and performance reports used by the board of directors in the decision-making proces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text:span text:style-name="T13">Software Engineer</text:span></text:p>
          </table:table-cell>
          <table:table-cell table:style-name="Table2.A1" office:value-type="string">
            <text:p text:style-name="P3"/>
          </table:table-cell>
          <table:table-cell table:style-name="Table2.A1" office:value-type="string">
            <text:p text:style-name="P4"><text:a xlink:type="simple" xlink:href="https://www.fraudio.com/" text:style-name="ListLabel_20_1" text:visited-style-name="ListLabel_20_1"><text:span text:style-name="T4">Fraudio</text:span></text:a></text:p>
          </table:table-cell>
          <table:table-cell table:style-name="Table2.A1" office:value-type="string">
            <text:p text:style-name="P17"><text:span text:style-name="T14">Amsterdam, Netherlands</text:span></text:p>
          </table:table-cell>
          <table:table-cell table:style-name="Table2.A1" office:value-type="string">
            <text:p text:style-name="P5"><text:span text:style-name="T13">09/2020 – 04/2022</text:span></text:p>
          </table:table-cell>
        </table:table-row>
      </table:table>
      <text:p text:style-name="P6"><text:span text:style-name="T2">•</text:span><text:span text:style-name="T16"> <text:s text:c="2"/>Supported Fraudio Fraud Detection System with engineering activities using the latest technologies of </text:span><text:span text:style-name="T17">Python, Scala, Play Framework, Databricks, Spark, MLFlow, Airflow, Kubernetes, Redis, PostgreSQL and Google Cloud</text:span><text:span text:style-name="T16">. </text:span></text:p>
      <text:p text:style-name="P6"><text:span text:style-name="T2">•</text:span><text:span text:style-name="T16"> <text:s text:c="2"/></text:span><text:span text:style-name="T21">Designed, developed, and deployed </text:span><text:span text:style-name="T23">ML</text:span><text:span text:style-name="T21"> model artifacts, standardizing model shipment and expediting deployment. Implemented configuration-based runtime model selection for deploying multiple models on the same machine. Conducted deployment tests based on data scientists’ expectations for production correctness.</text:span></text:p>
      <text:p text:style-name="P19"><text:span text:style-name="T2">•</text:span><text:span text:style-name="T16"> <text:s text:c="2"/></text:span><text:span text:style-name="T21">Engineered procedures for deploying large data volumes into in-memory databases to support complex ML models with runtime computed and precomputed features. Enhanced ML model serving applications with new features, including authentication and authorization.</text:span></text:p>
      <text:p text:style-name="P6"><text:span text:style-name="T2">•</text:span><text:span text:style-name="T16"> <text:s text:c="2"/></text:span><text:span text:style-name="T21">Built scalable REST APIs for efficient data collection and processing for ML model training. Developed and documented API Gateways for streamlined customer API integration.</text:span></text:p>
      <text:p text:style-name="P6"><text:span text:style-name="T2">•</text:span><text:span text:style-name="T16"> <text:s text:c="2"/>Improved system observability by integrating microservices with tracing systems for precise code correlation with API problems. Managed incidents, defined monitoring metrics, and performed application debugging to resolve customer and internal issues.</text:span></text:p>
      <text:p text:style-name="P6"><text:span text:style-name="T2">•</text:span><text:span text:style-name="T16"> <text:s text:c="2"/></text:span><text:span text:style-name="T21">Integrated Continuous Integration/Deployment Pipeline, conducted pull requests, code reviews, load/stress testing, and unit testing.</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text:span text:style-name="T13">R&amp;D Software Engineer, Intern</text:span></text:p>
          </table:table-cell>
          <table:table-cell table:style-name="Table3.A1" office:value-type="string">
            <text:p text:style-name="P3"/>
          </table:table-cell>
          <table:table-cell table:style-name="Table3.A1" office:value-type="string">
            <text:p text:style-name="P4"><text:a xlink:type="simple" xlink:href="https://www.fraudio.com/" text:style-name="ListLabel_20_1" text:visited-style-name="ListLabel_20_1"><text:span text:style-name="T4">Fraudio</text:span></text:a></text:p>
          </table:table-cell>
          <table:table-cell table:style-name="Table3.A1" office:value-type="string">
            <text:p text:style-name="P17"><text:span text:style-name="T14">Amsterdam, Netherlands</text:span></text:p>
          </table:table-cell>
          <table:table-cell table:style-name="Table3.A1" office:value-type="string">
            <text:p text:style-name="P5"><text:span text:style-name="T13">03/2020 – 09/2022</text:span></text:p>
          </table:table-cell>
        </table:table-row>
      </table:table>
      <text:p text:style-name="P6"><text:span text:style-name="T2">•</text:span><text:span text:style-name="T16"> <text:s text:c="2"/></text:span><text:span text:style-name="T21">Conducted research on innovative distributed serverless caching systems for small objects management that reduced hosting costs from 31x to 96x using the latest technologies of </text:span><text:span text:style-name="T23">KNative (serverless K8S framework), AWS Lambda and Go </text:span></text:p>
      <text:p text:style-name="P6"><text:span text:style-name="T2">•</text:span><text:span text:style-name="T21"> <text:s text:c="2"/>Developed my </text:span><text:a xlink:type="simple" xlink:href="https://www.linkedin.com/in/diac-marian/overlay/experience/1610333896/multiple-media-viewer/?treasuryMediaId=1635489335084" text:style-name="ListLabel_20_2" text:visited-style-name="ListLabel_20_2"><text:span text:style-name="T3">master’s thesis</text:span></text:a><text:span text:style-name="T21"> on this project.</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0"><text:span text:style-name="T13">Full-stack developer</text:span></text:p>
          </table:table-cell>
          <table:table-cell table:style-name="Table4.A1" office:value-type="string">
            <text:p text:style-name="P12"/>
          </table:table-cell>
          <table:table-cell table:style-name="Table4.A1" office:value-type="string">
            <text:p text:style-name="P13"><text:a xlink:type="simple" xlink:href="https://www.edutech.it/" text:style-name="ListLabel_20_1" text:visited-style-name="ListLabel_20_1"><text:span text:style-name="T4">Edutech</text:span></text:a></text:p>
          </table:table-cell>
          <table:table-cell table:style-name="Table4.A1" office:value-type="string">
            <text:p text:style-name="P18"><text:span text:style-name="T14">Trento, Italy</text:span></text:p>
          </table:table-cell>
          <table:table-cell table:style-name="Table4.A1" office:value-type="string">
            <text:p text:style-name="P14"><text:span text:style-name="T13">04/2018 – 09/2018</text:span></text:p>
          </table:table-cell>
        </table:table-row>
      </table:table>
      <text:p text:style-name="P11"><text:span text:style-name="T2">•</text:span><text:span text:style-name="T16"> <text:s text:c="2"/></text:span><text:span text:style-name="T21">Designed and developed utility software services for Edutech Learning Management System (LMS) using the latest technologies of </text:span><text:span text:style-name="T23">.NET, Angular, JavaScript, JQuery and Ajax.</text:span></text:p>
      <text:p text:style-name="P11"><text:span text:style-name="T2">•</text:span><text:span text:style-name="T21"> <text:s text:c="2"/>Replaced Sharable Content Object Reference Model (SCORM) with Experience API (xAPI) in Edutech’s Learning Management System (LMS), enhancing competitiveness in the market.</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5"><text:span text:style-name="T13">R&amp;D Full-stack developer, Intern</text:span></text:p>
          </table:table-cell>
          <table:table-cell table:style-name="Table5.A1" office:value-type="string">
            <text:p text:style-name="P3"/>
          </table:table-cell>
          <table:table-cell table:style-name="Table5.A1" office:value-type="string">
            <text:p text:style-name="P4"><text:a xlink:type="simple" xlink:href="https://www.fbk.eu/en/" text:style-name="ListLabel_20_1" text:visited-style-name="ListLabel_20_1"><text:span text:style-name="T4">Fondazione Bruno Kessler</text:span></text:a></text:p>
          </table:table-cell>
          <table:table-cell table:style-name="Table5.A1" office:value-type="string">
            <text:p text:style-name="P5"><text:span text:style-name="T14">Trento, Italy</text:span></text:p>
          </table:table-cell>
          <table:table-cell table:style-name="Table5.A1" office:value-type="string">
            <text:p text:style-name="P5"><text:span text:style-name="T13">06/2017 – 04/2018</text:span></text:p>
          </table:table-cell>
        </table:table-row>
      </table:table>
      <text:p text:style-name="P6"><text:span text:style-name="T2">•</text:span><text:span text:style-name="T21"> <text:s text:c="2"/>Designed, developed, and tested CoachAI, a platform consisting of a conversational assistant and a management platform for monitoring patients’ progress through chatbot data using the latest technologies of </text:span><text:span text:style-name="T23">Ruby on Rails, Javascript and Telegram Bot API</text:span><text:span text:style-name="T21"> </text:span></text:p>
      <text:p text:style-name="P6"><text:span text:style-name="T2">•</text:span><text:span text:style-name="T21"> <text:s text:c="2"/>Developed my </text:span><text:a xlink:type="simple" xlink:href="https://www.linkedin.com/in/diac-marian/overlay/1635489331295/single-media-viewer/" text:style-name="ListLabel_20_2" text:visited-style-name="ListLabel_20_2"><text:span text:style-name="T3">bachelor thesis</text:span></text:a><text:span text:style-name="T21"> on this project.</text:span><text:span text:style-name="T8"><text:line-break/></text:span></text:p>
      <text:p text:style-name="P6"><text:span text:style-name="T1">Education</text:span><text:span text:style-name="T11"> </text:span><text:span text:style-name="T18">________________________________________________________________________________________</text:span><text:span text:style-name="T19"><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text:span text:style-name="T13">Master of Science in Computer Science</text:span></text:p>
          </table:table-cell>
          <table:table-cell table:style-name="Table6.A1" office:value-type="string">
            <text:p text:style-name="P3"/>
          </table:table-cell>
          <table:table-cell table:style-name="Table6.A1" office:value-type="string">
            <text:p text:style-name="P4"><text:span text:style-name="T15">University of Trento</text:span></text:p>
          </table:table-cell>
          <table:table-cell table:style-name="Table6.A1" office:value-type="string">
            <text:p text:style-name="P5"><text:span text:style-name="T14">Trento, Italy</text:span></text:p>
          </table:table-cell>
          <table:table-cell table:style-name="Table6.A1" office:value-type="string">
            <text:p text:style-name="P5"><text:span text:style-name="T13">2018 – 2021</text:span></text:p>
          </table:table-cell>
        </table:table-row>
      </table:table>
      <text:p text:style-name="P6"><text:span text:style-name="T5">•</text:span><text:span text:style-name="T24"> <text:s text:c="2"/>Major in Software and Service Architectures</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5"><text:span text:style-name="T13">Bachelor of Science in Computer Science</text:span></text:p>
          </table:table-cell>
          <table:table-cell table:style-name="Table7.A1" office:value-type="string">
            <text:p text:style-name="P3"/>
          </table:table-cell>
          <table:table-cell table:style-name="Table7.A1" office:value-type="string">
            <text:p text:style-name="P4"><text:span text:style-name="T15">University of Trento</text:span></text:p>
          </table:table-cell>
          <table:table-cell table:style-name="Table7.A1" office:value-type="string">
            <text:p text:style-name="P5"><text:span text:style-name="T14">Trento, Italy</text:span></text:p>
          </table:table-cell>
          <table:table-cell table:style-name="Table7.A1" office:value-type="string">
            <text:p text:style-name="P5"><text:span text:style-name="T13">2015 – 2018</text:span></text:p>
          </table:table-cell>
        </table:table-row>
      </table:table>
      <text:p text:style-name="P6"><text:span text:style-name="T5">•</text:span><text:span text:style-name="T24"> <text:s text:c="2"/>Major in Computer Science and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ontserrat Thin" svg:font-family="'Montserrat Thin'" style:font-family-generic="roman" style:font-pitch="variable"/>
    <style:font-face style:name="Nunito" svg:font-family="Nunito" style:font-family-generic="roman" style:font-pitch="variable"/>
    <style:font-face style:name="Spectral" svg:font-family="Spectral" style:font-family-generic="roman" style:font-pitch="variable"/>
    <style:font-face style:name="Spectral Medium" svg:font-family="'Spectral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 Thin1" svg:font-family="'Montserrat Thin'" style:font-family-generic="system" style:font-pitch="variable"/>
    <style:font-face style:name="Nunito1" svg:font-family="Nunito" style:font-family-generic="system" style:font-pitch="variable"/>
    <style:font-face style:name="Spectral1" svg:font-family="Spectral" style:font-family-generic="system" style:font-pitch="variable"/>
    <style:font-face style:name="Spectral Medium1" svg:font-family="'Spectral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Nunito" fo:font-family="Nunito" style:font-family-generic="roman" style:font-pitch="variable" fo:font-size="10pt" style:text-underline-style="solid" style:text-underline-width="auto" style:text-underline-color="font-color" fo:font-weight="bold" style:font-name-asian="Nunito1" style:font-family-asian="Nunito" style:font-family-generic-asian="system" style:font-pitch-asian="variable" style:font-size-asian="10pt" style:font-weight-asian="bold" style:font-name-complex="Nunito1" style:font-family-complex="Nuni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Nunito" fo:font-family="Nunito" style:font-family-generic="roman" style:font-pitch="variable" fo:font-size="9pt" style:text-underline-style="solid" style:text-underline-width="auto" style:text-underline-color="font-color" style:font-name-asian="Nunito1" style:font-family-asian="Nunito" style:font-family-generic-asian="system" style:font-pitch-asian="variable" style:font-size-asian="9pt" style:font-name-complex="Nunito1" style:font-family-complex="Nunito" style:font-family-generic-complex="system" style:font-pitch-complex="variable" style:font-size-complex="9pt"/>
    </style:style>
    <style:style style:name="ListLabel_20_3" style:display-name="ListLabel 3" style:family="text">
      <style:text-properties fo:color="#1155cc" style:font-name="Spectral" fo:font-family="Spectral"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fo:orphans="0" fo:widows="0"/>
    </style:style>
    <style:style style:name="MT1" style:family="text">
      <style:text-properties style:font-name="Spectral Medium" fo:font-size="16pt" style:font-name-asian="Spectral Medium1" style:font-size-asian="16pt" style:font-name-complex="Spectral Medium1" style:font-size-complex="16pt"/>
    </style:style>
    <style:style style:name="MT2" style:family="text">
      <style:text-properties style:font-name="Spectral Medium" fo:font-size="14pt" style:font-name-asian="Spectral Medium1" style:font-size-asian="14pt" style:font-name-complex="Spectral Medium1" style:font-size-complex="14pt"/>
    </style:style>
    <style:style style:name="MT3" style:family="text">
      <style:text-properties style:font-name="Spectral" fo:font-size="10pt" style:font-name-asian="Spectral1" style:font-size-asian="10pt" style:font-name-complex="Spectral1" style:font-size-complex="10pt"/>
    </style:style>
    <style:style style:name="MT4" style:family="text">
      <style:text-properties fo:color="#1155cc" style:font-name="Spectral" fo:font-size="10pt" style:text-underline-style="solid" style:text-underline-width="auto" style:text-underline-color="font-color" style:font-name-asian="Spectral1" style:font-size-asian="10pt" style:font-name-complex="Spectral1" style:font-size-complex="10pt"/>
    </style:style>
    <style:style style:name="MT5" style:family="text">
      <style:text-properties fo:color="#0f0f0f" style:font-name="Spectral" fo:font-size="10pt" style:font-name-asian="Spectral1" style:font-size-asian="10pt" style:font-name-complex="Spectral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0626in" fo:margin-left="0.5in" fo:margin-right="0.3126in" style:writing-mode="lr-tb" style:layout-grid-color="#c0c0c0" style:layout-grid-lines="2730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Marian</text:span><text:span text:style-name="MT2"> </text:span><text:span text:style-name="MT1">Alexandru Diaconu</text:span></text:p>
        <text:p text:style-name="MP1"><draw:frame draw:style-name="Mfr1" draw:name="image1.png" text:anchor-type="as-char" svg:width="0.1in" svg:height="0.1in" draw:z-index="0"><draw:image xlink:href="Pictures/100002010000020000000200B11D141864B34625.png" xlink:type="simple" xlink:show="embed" xlink:actuate="onLoad" loext:mime-type="image/png"/></draw:frame><text:span text:style-name="MT3"><text:s/></text:span><text:a xlink:type="simple" xlink:href="https://www.linkedin.com/in/diac-marian/" text:style-name="ListLabel_20_3" text:visited-style-name="ListLabel_20_3"><text:span text:style-name="MT4">LinkedIn</text:span></text:a><text:span text:style-name="MT3"> <text:s/>| <text:s/></text:span><draw:frame draw:style-name="Mfr1" draw:name="image4.png" text:anchor-type="as-char" svg:width="0.1in" svg:height="0.1in" draw:z-index="1"><draw:image xlink:href="Pictures/10000201000002000000020033C429EF51E885B4.png" xlink:type="simple" xlink:show="embed" xlink:actuate="onLoad" loext:mime-type="image/png"/></draw:frame><text:span text:style-name="MT5">+40 724 675 826</text:span><text:span text:style-name="MT3"> <text:s/>| </text:span><draw:frame draw:style-name="Mfr1" draw:name="image2.png" text:anchor-type="as-char" svg:width="0.1in" svg:height="0.1in" draw:z-index="2"><draw:image xlink:href="Pictures/1000020100000200000002002833A7BEC5BDB892.png" xlink:type="simple" xlink:show="embed" xlink:actuate="onLoad" loext:mime-type="image/png"/></draw:frame><text:span text:style-name="MT3"><text:s/></text:span><text:span text:style-name="MT5">marianalexandrudiaconu@gmail.com</text:span><text:span text:style-name="MT3"> <text:s/>| <text:s/></text:span><draw:frame draw:style-name="Mfr1" draw:name="image3.png" text:anchor-type="as-char" svg:width="0.1098in" svg:height="0.1098in" draw:z-index="3"><draw:image xlink:href="Pictures/10000201000002000000020099AC0C758CE0B299.png" xlink:type="simple" xlink:show="embed" xlink:actuate="onLoad" loext:mime-type="image/png"/></draw:frame><text:span text:style-name="MT3"><text:s/></text:span><text:a xlink:type="simple" xlink:href="https://github.com/neboduus" text:style-name="ListLabel_20_3" text:visited-style-name="ListLabel_20_3"><text:span text:style-name="MT4">GitHub</text:span></text:a></text:p>
      </style:head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1" meta:paragraph-count="57" meta:word-count="718" meta:character-count="5367" meta:non-whitespace-character-count="4632"/>
    <meta:generator>LibreOfficeDev/6.0.5.2$Linux_X86_64 LibreOffice_project/</meta:generator>
  </office:meta>
</office:document-meta>
</file>